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853b" officeooo:paragraph-rsid="0017853b"/>
    </style:style>
    <style:style style:name="P2" style:family="paragraph" style:parent-style-name="Standard">
      <style:text-properties officeooo:rsid="001837a2" officeooo:paragraph-rsid="001837a2"/>
    </style:style>
    <style:style style:name="P3" style:family="paragraph" style:parent-style-name="Standard">
      <style:text-properties officeooo:rsid="00188df0" officeooo:paragraph-rsid="001837a2"/>
    </style:style>
    <style:style style:name="P4" style:family="paragraph" style:parent-style-name="Standard">
      <style:text-properties officeooo:rsid="0019052d" officeooo:paragraph-rsid="0019052d"/>
    </style:style>
    <style:style style:name="P5" style:family="paragraph" style:parent-style-name="Standard">
      <style:text-properties officeooo:rsid="0019f007" officeooo:paragraph-rsid="0019f007"/>
    </style:style>
    <style:style style:name="P6" style:family="paragraph" style:parent-style-name="Standard">
      <style:text-properties fo:font-weight="bold" officeooo:rsid="001837a2" officeooo:paragraph-rsid="001837a2" style:font-weight-asian="bold" style:font-weight-complex="bold"/>
    </style:style>
    <style:style style:name="P7" style:family="paragraph" style:parent-style-name="Standard">
      <style:text-properties fo:font-weight="bold" officeooo:rsid="0017853b" officeooo:paragraph-rsid="0017853b" style:font-weight-asian="bold" style:font-weight-complex="bold"/>
    </style:style>
    <style:style style:name="P8" style:family="paragraph" style:parent-style-name="Standard">
      <style:text-properties fo:font-weight="bold" officeooo:rsid="001fd81f" officeooo:paragraph-rsid="001fd81f" style:font-weight-asian="bold" style:font-weight-complex="bold"/>
    </style:style>
    <style:style style:name="P9" style:family="paragraph" style:parent-style-name="Standard">
      <style:text-properties fo:font-weight="bold" officeooo:rsid="0025e7b3" officeooo:paragraph-rsid="0025e7b3" style:font-weight-asian="bold" style:font-weight-complex="bold"/>
    </style:style>
    <style:style style:name="P10" style:family="paragraph" style:parent-style-name="Standard">
      <style:text-properties fo:font-weight="bold" officeooo:rsid="002f39ae" officeooo:paragraph-rsid="002f39ae" style:font-weight-asian="bold" style:font-weight-complex="bold"/>
    </style:style>
    <style:style style:name="P11" style:family="paragraph" style:parent-style-name="Standard">
      <style:text-properties fo:font-weight="normal" officeooo:rsid="0020606d" officeooo:paragraph-rsid="0020606d" style:font-weight-asian="normal" style:font-weight-complex="normal"/>
    </style:style>
    <style:style style:name="P12" style:family="paragraph" style:parent-style-name="Standard">
      <style:text-properties fo:font-weight="normal" officeooo:rsid="0028de56" officeooo:paragraph-rsid="0028de56" style:font-weight-asian="normal" style:font-weight-complex="normal"/>
    </style:style>
    <style:style style:name="P13" style:family="paragraph" style:parent-style-name="Standard">
      <style:text-properties fo:font-weight="normal" officeooo:rsid="002a7849" officeooo:paragraph-rsid="002a7849" style:font-weight-asian="normal" style:font-weight-complex="normal"/>
    </style:style>
    <style:style style:name="P14" style:family="paragraph" style:parent-style-name="Standard">
      <style:text-properties fo:font-weight="normal" officeooo:rsid="002c2bf1" officeooo:paragraph-rsid="002c2bf1" style:font-weight-asian="normal" style:font-weight-complex="normal"/>
    </style:style>
    <style:style style:name="P15" style:family="paragraph" style:parent-style-name="Standard">
      <style:text-properties fo:font-weight="normal" officeooo:rsid="0030e999" officeooo:paragraph-rsid="0030e999" style:font-weight-asian="normal" style:font-weight-complex="normal"/>
    </style:style>
    <style:style style:name="T1" style:family="text">
      <style:text-properties officeooo:rsid="001a0e51"/>
    </style:style>
    <style:style style:name="T2" style:family="text">
      <style:text-properties officeooo:rsid="001b561d"/>
    </style:style>
    <style:style style:name="T3" style:family="text">
      <style:text-properties officeooo:rsid="002108b7"/>
    </style:style>
    <style:style style:name="T4" style:family="text">
      <style:text-properties officeooo:rsid="002452c1"/>
    </style:style>
    <style:style style:name="T5" style:family="text">
      <style:text-properties officeooo:rsid="0028fe98"/>
    </style:style>
    <style:style style:name="T6" style:family="text">
      <style:text-properties officeooo:rsid="002d1f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ssage protocol and error detection</text:p>
      <text:p text:style-name="P7"/>
      <text:p text:style-name="P1">Start of a message indicated by a start char: 'A' </text:p>
      <text:p text:style-name="P1">End of a message indicated by an end char 'B'</text:p>
      <text:p text:style-name="P5">After the start of each message the number of received bytes <text:span text:style-name="T1">are</text:span> counted. </text:p>
      <text:p text:style-name="P1"/>
      <text:p text:style-name="P6">Normal operation:</text:p>
      <text:p text:style-name="P2">A xxx xxx B A xxx xxx B</text:p>
      <text:p text:style-name="P3">Start of a message:</text:p>
      <text:p text:style-name="P3"><text:tab/>- <text:span text:style-name="T2">r</text:span>eceived char is 'A'</text:p>
      <text:p text:style-name="P3"><text:tab/>- <text:span text:style-name="T2">p</text:span>revious char is 'B'</text:p>
      <text:p text:style-name="P4">End of a message:</text:p>
      <text:p text:style-name="P4"><text:tab/>- received byte is 'B'</text:p>
      <text:p text:style-name="P4">- received bytes = message_length</text:p>
      <text:p text:style-name="P4"/>
      <text:p text:style-name="P8">Synchronisation on startup:</text:p>
      <text:p text:style-name="P11">Wait until:</text:p>
      <text:p text:style-name="P11"><text:tab/>- previous byte == 'B' <text:span text:style-name="T3">(initial value upon startup of x32)</text:span></text:p>
      <text:p text:style-name="P11"><text:tab/>- received byte == 'A'</text:p>
      <text:p text:style-name="P11">- <text:span text:style-name="T4">if then after message_length the stop byte is received correct synchronization is assumed</text:span></text:p>
      <text:p text:style-name="P11"/>
      <text:p text:style-name="P9">Error detection:</text:p>
      <text:p text:style-name="P12">If a message is started and after message_length the stop char is not 'B' <text:span text:style-name="T5">then start counting the lost messages.</text:span></text:p>
      <text:p text:style-name="P13">If an error is detected wait until previous byte == 'B' and received byte == 'A' and assume correct functioning again.</text:p>
      <text:p text:style-name="P14">During the wait for correct functioning again count the number of received packets. If too much packets are received while not having correct functioning, signal an error and go into panic <text:span text:style-name="T6">m</text:span>ode.</text:p>
      <text:p text:style-name="P14"/>
      <text:p text:style-name="P10">Connection detection:</text:p>
      <text:p text:style-name="P15">To see whether correction is lost(no interrupts of messages received), install a timer which periodically checks what time the latest receival of a package was. Via a timestamp during the receival of a packet or by the use of a watchdog timer.</text:p>
      <text:p text:style-name="P4"/>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2:35:49.390176490</meta:creation-date>
    <dc:date>2015-09-07T12:51:57.560789231</dc:date>
    <meta:editing-duration>PT14M32S</meta:editing-duration>
    <meta:editing-cycles>31</meta:editing-cycles>
    <meta:generator>LibreOffice/4.2.8.2$Linux_X86_64 LibreOffice_project/420m0$Build-2</meta:generator>
    <meta:document-statistic meta:table-count="0" meta:image-count="0" meta:object-count="0" meta:page-count="1" meta:paragraph-count="23" meta:word-count="230" meta:character-count="1298" meta:non-whitespace-character-count="1084"/>
  </office:meta>
</office:document-meta>
</file>